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="Line_20_Arrow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T1" style:family="text">
      <style:text-properties fo:font-family="Symbo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tyle="normal" style:font-style-asian="normal" style:font-style-complex="normal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style:text-position="-33% 58%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.27cm" svg:x2="2.905cm" svg:y2="11.795cm">
          <text:p/>
        </draw:line>
        <draw:line draw:style-name="gr1" draw:text-style-name="P1" draw:layer="layout" svg:x1="2.905cm" svg:y1="7.35cm" svg:x2="11.16cm" svg:y2="7.35cm">
          <text:p/>
        </draw:line>
        <draw:line draw:style-name="gr1" draw:text-style-name="P1" draw:layer="layout" svg:x1="2.905cm" svg:y1="7.35cm" svg:x2="10.525cm" svg:y2="11.795cm">
          <text:p/>
        </draw:line>
        <draw:line draw:style-name="gr1" draw:text-style-name="P1" draw:layer="layout" svg:x1="2.905cm" svg:y1="7.369cm" svg:x2="10.525cm" svg:y2="2.924cm">
          <text:p/>
        </draw:line>
        <draw:path draw:style-name="gr2" draw:text-style-name="P1" draw:layer="layout" svg:width="7.156cm" svg:height="2.819cm" svg:x="2.906cm" svg:y="9.255cm" svg:viewBox="0 0 7157 2820" svg:d="m0 0c388 39 1302 222 1302 222 0 0 1463 402 1500 402s1245 622 1245 622l1609 805 1501 769">
          <text:p/>
        </draw:path>
        <draw:path draw:style-name="gr3" draw:text-style-name="P1" draw:layer="layout" svg:width="7.156cm" svg:height="2.819cm" draw:transform="rotate (3.1415926535892) translate (10.0630000000017cm 5.48599999999576cm)" svg:viewBox="0 0 7157 2820" svg:d="m7157-10972c-388 39-1302 222-1302 222 0 0-1463 402-1500 402s-1245 622-1245 622l-1609 805-1501 769">
          <text:p/>
        </draw:path>
        <draw:frame draw:style-name="gr4" draw:layer="layout" svg:width="1.314cm" svg:height="1.081cm" svg:x="9.89cm" svg:y="6.438cm">
          <draw:text-box>
            <text:p><text:span text:style-name="T1">D</text:span><text:span text:style-name="T2">E</text:span></text:p>
          </draw:text-box>
        </draw:frame>
        <draw:frame draw:style-name="gr4" draw:layer="layout" svg:width="1.132cm" svg:height="1.114cm" svg:x="5.445cm" svg:y="8.026cm">
          <draw:text-box>
            <text:p><text:span text:style-name="T2">E</text:span><text:span text:style-name="T3">1</text:span></text:p>
          </draw:text-box>
        </draw:frame>
        <draw:frame draw:style-name="gr4" draw:layer="layout" svg:width="1.128cm" svg:height="1.114cm" svg:x="5.445cm" svg:y="5.626cm">
          <draw:text-box>
            <text:p><text:span text:style-name="T2">E</text:span><text:span text:style-name="T4">2</text:span></text:p>
          </draw:text-box>
        </draw:frame>
        <draw:line draw:style-name="gr5" draw:text-style-name="P1" draw:layer="layout" svg:x1="9.89cm" svg:y1="4.175cm" svg:x2="9.89cm" svg:y2="10.525cm">
          <text:p/>
        </draw:line>
        <draw:frame draw:style-name="gr4" draw:text-style-name="P2" draw:layer="layout" svg:width="1.048cm" svg:height="1.114cm" svg:x="3.185cm" svg:y="4.292cm">
          <draw:text-box>
            <text:p text:style-name="P2"><text:span text:style-name="T5">E</text:span><text:span text:style-name="T6">-</text:span></text:p>
          </draw:text-box>
        </draw:frame>
        <draw:frame draw:style-name="gr4" draw:text-style-name="P3" draw:layer="layout" svg:width="1.141cm" svg:height="1.114cm" svg:x="3.185cm" svg:y="9.392cm">
          <draw:text-box>
            <text:p text:style-name="P3"><text:span text:style-name="T7">E</text:span><text:span text:style-name="T8">+</text:span></text:p>
          </draw:text-box>
        </draw:frame>
        <draw:frame draw:style-name="gr4" draw:layer="layout" svg:width="2.517cm" svg:height="0.962cm" draw:transform="rotate (1.57376338652299) translate (1.406cm 8.255cm)">
          <draw:text-box>
            <text:p>Energ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26T08:44:37</meta:creation-date>
    <dc:date>2009-03-26T08:56:04</dc:date>
    <dc:creator>Jussi Eloranta</dc:creator>
    <meta:editing-duration>PT00H05M55S</meta:editing-duration>
    <meta:editing-cycles>6</meta:editing-cycles>
    <meta:generator>OpenOffice.org/3.0$Uni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